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00870c" officeooo:paragraph-rsid="0011b765"/>
    </style:style>
    <style:style style:name="P2" style:family="paragraph" style:parent-style-name="Standard" style:list-style-name="L1">
      <style:text-properties officeooo:rsid="0011b765" officeooo:paragraph-rsid="0011b765"/>
    </style:style>
    <style:style style:name="P3" style:family="paragraph" style:parent-style-name="Standard" style:list-style-name="L1">
      <style:text-properties fo:font-weight="bold" officeooo:rsid="0001becd" officeooo:paragraph-rsid="0001becd" style:font-weight-asian="bold" style:font-weight-complex="bold"/>
    </style:style>
    <style:style style:name="P4" style:family="paragraph" style:parent-style-name="Standard" style:list-style-name="L1">
      <style:text-properties fo:font-weight="normal" officeooo:rsid="0003b791" officeooo:paragraph-rsid="0003b791" style:font-weight-asian="normal" style:font-weight-complex="normal"/>
    </style:style>
    <style:style style:name="P5" style:family="paragraph" style:parent-style-name="Standard" style:list-style-name="L1">
      <style:text-properties fo:font-weight="normal" officeooo:rsid="00056697" officeooo:paragraph-rsid="00056697" style:font-weight-asian="normal" style:font-weight-complex="normal"/>
    </style:style>
    <style:style style:name="P6" style:family="paragraph" style:parent-style-name="Standard" style:list-style-name="L1">
      <style:text-properties fo:font-weight="normal" officeooo:rsid="0005f830" officeooo:paragraph-rsid="0005f830" style:font-weight-asian="normal" style:font-weight-complex="normal"/>
    </style:style>
    <style:style style:name="P7" style:family="paragraph" style:parent-style-name="Standard" style:list-style-name="L1">
      <style:text-properties fo:font-weight="normal" officeooo:rsid="0001becd" officeooo:paragraph-rsid="0001becd" style:font-weight-asian="normal" style:font-weight-complex="normal"/>
    </style:style>
    <style:style style:name="P8" style:family="paragraph" style:parent-style-name="Standard" style:list-style-name="L1">
      <style:text-properties fo:font-weight="normal" officeooo:rsid="0006bb2f" officeooo:paragraph-rsid="0006bb2f" style:font-weight-asian="normal" style:font-weight-complex="normal"/>
    </style:style>
    <style:style style:name="P9" style:family="paragraph" style:parent-style-name="Standard" style:list-style-name="L1">
      <style:text-properties fo:font-weight="normal" officeooo:rsid="0008b25b" officeooo:paragraph-rsid="0008b25b" style:font-weight-asian="normal" style:font-weight-complex="normal"/>
    </style:style>
    <style:style style:name="P10" style:family="paragraph" style:parent-style-name="Standard" style:list-style-name="L1">
      <style:text-properties fo:font-weight="normal" officeooo:rsid="000a42df" officeooo:paragraph-rsid="000a42df" style:font-weight-asian="normal" style:font-weight-complex="normal"/>
    </style:style>
    <style:style style:name="P11" style:family="paragraph" style:parent-style-name="Standard" style:list-style-name="L1">
      <style:text-properties fo:font-weight="normal" officeooo:rsid="000e04a1" officeooo:paragraph-rsid="0012c94d" style:font-weight-asian="normal" style:font-weight-complex="normal"/>
    </style:style>
    <style:style style:name="T1" style:family="text">
      <style:text-properties officeooo:rsid="00023091"/>
    </style:style>
    <style:style style:name="T2" style:family="text">
      <style:text-properties officeooo:rsid="0005f830"/>
    </style:style>
    <style:style style:name="T3" style:family="text">
      <style:text-properties officeooo:rsid="0005fcaf"/>
    </style:style>
    <style:style style:name="T4" style:family="text">
      <style:text-properties officeooo:rsid="0008b25b"/>
    </style:style>
    <style:style style:name="T5" style:family="text">
      <style:text-properties officeooo:rsid="000e04a1"/>
    </style:style>
    <style:style style:name="T6" style:family="text">
      <style:text-properties officeooo:rsid="000e2f87"/>
    </style:style>
    <style:style style:name="T7" style:family="text">
      <style:text-properties officeooo:rsid="0011b765"/>
    </style:style>
    <style:style style:name="T8" style:family="text">
      <style:text-properties officeooo:rsid="00157269"/>
    </style:style>
    <style:style style:name="T9" style:family="text">
      <style:text-properties officeooo:rsid="0014c7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27615349429828343" text:style-name="L1">
        <text:list-item>
          <text:p text:style-name="P1">The goal of this project is to identify persons of interest (POIs) in the Enron fraud case based on publicly available financial details and the number of emails sent to and from each person. As there are many numerical values for each person (19 in total), discovering which are important and which are secondary is a perfect problem for machine learning algorithms. They can quickly explore the features, keeping those that differentiate well between POIs and non-POIs and discarding the rest to maximise predictive power and minimise over-fitting.</text:p>
          <text:p text:style-name="P2">The only outlier that I decided to take out was the one identified in the training exercises – the “TOTAL” data point, as it is obviously a quirk of the spreadsheet data and gives us no useful information. I considered removing "MARTIN AMANDA K" due to the extremely high value of “long_term_incentive”, and this did improve my score, but just because a data point doesn’t fit nicely doesn’t mean it should be ignore. Her results provide meaningful information and show that someone could have earned an extremely large bonus without being a POI.</text:p>
          <text:p text:style-name="P1"><text:span text:style-name="T7">T</text:span>he difficult part it going to be building a good algorithm with such a limited data set – there are only 145 data points (excluding the 1 “TOTAL” outlier that was removed<text:span text:style-name="T6">).</text:span></text:p>
        </text:list-item>
        <text:list-item>
          <text:p text:style-name="P3">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text:s/>[relevant rubric items: “create new features”, “properly scale features”, “intelligently select feature”]</text:p>
        </text:list-item>
        <text:list-item>
          <text:p text:style-name="P4">The features I ended up using were salary, total_payments, bonus, deferred_income, total_stock_value, exercised_stock_options, long_term_incentive, director_fees, from_poi_to_this_person, from_this_person_to_poi. Initially, my method was to include all features and implement <text:span text:style-name="T1">Principal Component Analysis </text:span>(PCA) in a grid search to optimise the number of features to keep. However, I discovered that I could improve the result by manually removing features before the PCA, and so I simply removed them one by one, and if the F1 score decreased, I added the feature back in. Scaling was included, as I think that to use financial and email features like salary and number of emails sent together, a lack of feature scaling means the far higher order of magnitude of a salary will overwhelm the email numbers.</text:p>
          <text:p text:style-name="P5">The feature that I created and tried to use was “salary_proportion_of_total_payments”, which was the salary divided by the total payments. My thinking was that <text:span text:style-name="T2">someone who received relatively large non-salary payments may have been in a different position that someone who did not. However, this feature did not improve the score and so I dropped it.</text:span></text:p>
          <text:p text:style-name="P6">As I used PCA, there were no real individual feature importance scores, and since I created a pipeline including scaling, PCA, the classifier, and a stratified shuffle split for training and testing, I wasn’t sure how to then extract the most important <text:span text:style-name="T3">parameters from the PCA.</text:span></text:p>
        </text:list-item>
        <text:list-item>
          <text:p text:style-name="P3">What algorithm did you end up using? What other one(s) did you try? How did model performance differ between algorithms? <text:s/>[relevant rubric item: “pick an algorithm”]</text:p>
        </text:list-item>
        <text:list-item>
          <text:p text:style-name="P7">The algorithm I ended up using was Naive Bayes as it seemed to provide the greatest F1 score from the testing code. <text:span text:style-name="T1">I also tried an SVM, and a Random Forest Classifier. The F1 score for my Naive Bayes was 0.46229, for the SVM it was 0.21347, and for the Random Forest it was 0.26365. This surprised me, as the SVMs and Random Forest Classifiers allow far more parameter tuning which I did with a Grid Search, yet even after running for 15+ minutes the best Random Forest performance was significantly worse than a simple Naive Bayes. All of these used Feature Scaling and PCA.</text:span></text:p>
        </text:list-item>
        <text:list-item>
          <text:p text:style-name="P3"><text:soft-page-break/>What does it mean to tune the parameters of an algorithm, and what can happen if you don’t do this well? <text:s/>How did you tune the parameters of your particular algorithm? What parameters did you tune?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relevant rubric item: “tune the algorithm”]</text:p>
        </text:list-item>
        <text:list-item>
          <text:p text:style-name="P8">The tuning that I performed started out as a <text:span text:style-name="T5">G</text:span>rid <text:span text:style-name="T5">S</text:span>earch with the <text:span text:style-name="T5">PCA and then then the </text:span>Random Forest/SVM, with a range of values taken from the previous lessons. As mentioned above, though, even with this tuning the algorithms seemed to perform far worse than the simple Naive Bayes with no parameters to tune. <text:span text:style-name="T4">The only “tuning” I did was to take out some features one by one in an attempt to improve the F1 score, even though my original grid search included a variable number of features to select for the PCA.</text:span></text:p>
          <text:p text:style-name="P9">For the classifiers I did tune, I included “min_samples_split”, “min_samples_leaf”, and “criterion” for the Random Forest, and for the SVM I included “gamma” and “C”.</text:p>
        </text:list-item>
        <text:list-item>
          <text:p text:style-name="P3">What is validation, and what’s a classic mistake you can make if you do it wrong? How did you validate your analysis? <text:s/>[relevant rubric item: “validation strategy”]</text:p>
        </text:list-item>
        <text:list-item>
          <text:p text:style-name="P10">Validation is the process of checking the results of the classifier against a different set of data that it was trained on. The classic mistake is training, validating and testing on the same set of data, and so to avoid that I made sure to use a Stratified Shuffle Split in my initial grid searches and classification reports. I also used the tester.py code to measure the performance of my classifiers which uses a 1000-fold Stratified Shuffle Split to randomise the small amount of data into train and test sets.</text:p>
        </text:list-item>
        <text:list-item>
          <text:p text:style-name="P3">Give at least 2 evaluation metrics and your average performance for each of them. Explain an interpretation of your metrics that says something human-understandable about your algorithm’s performance. [relevant rubric item: “usage of evaluation metrics”]</text:p>
        </text:list-item>
        <text:list-item>
          <text:p text:style-name="P11">For my best-performing Naive Bayes, the average precision (as measured by the tester function) was 0.<text:span text:style-name="T9">47639</text:span> and the average recall was 0.<text:span text:style-name="T9">44900</text:span>. This means that out of the 1,000 repetitions of the stratified shuffle split with a testing size of 10%, about <text:span text:style-name="T9">48</text:span>% of our predicted POIs were actually POIs, and there was about a 4<text:span text:style-name="T9">5</text:span>% chance of labelling a POI as a POI, i.e., about 5<text:span text:style-name="T9">5</text:span>% of the POIs were not flagged as a POI. <text:span text:style-name="T8">These numbers are much more useful than accuracy due to the skewed nature of the label; since most points are non-POI, we could easily label them all non-POI an achieve a good overall accuracy score.</text:span></text:p>
          <text:p text:style-name="P11">On the surface, this does seem rather low to me, but I understand that with such a small data set (145 points), even being clever about training and testing may not yield very high results for these metrics as the variance is too hig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6:39:15.005000000</meta:creation-date>
    <dc:date>2017-06-17T07:20:15.830000000</dc:date>
    <meta:editing-duration>PT1H14M30S</meta:editing-duration>
    <meta:editing-cycles>19</meta:editing-cycles>
    <meta:generator>LibreOffice/5.2.6.2$Windows_x86 LibreOffice_project/a3100ed2409ebf1c212f5048fbe377c281438fdc</meta:generator>
    <meta:document-statistic meta:table-count="0" meta:image-count="0" meta:object-count="0" meta:page-count="2" meta:paragraph-count="17" meta:word-count="1244" meta:character-count="7328" meta:non-whitespace-character-count="6105"/>
  </office:meta>
</office:document-meta>
</file>